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Standard">
      <style:paragraph-properties fo:margin-left="0cm" fo:margin-right="0cm" fo:margin-top="0cm" fo:margin-bottom="0.203cm" fo:text-indent="0cm" style:auto-text-indent="false"/>
      <style:text-properties style:use-window-font-color="true" style:font-name="Times New Roman" fo:font-size="12pt" fo:language="en" fo:country="US" style:font-name-asian="Times New Roman" style:font-size-asian="12pt" style:font-name-complex="Helvetica" style:font-size-complex="12pt" style:language-complex="ar" style:country-complex="SA"/>
    </style:style>
    <style:style style:name="P8" style:family="paragraph" style:parent-style-name="Standard">
      <style:paragraph-properties fo:margin-left="0cm" fo:margin-right="0cm" fo:margin-top="0cm" fo:margin-bottom="0.203cm" fo:text-indent="0cm" style:auto-text-indent="false"/>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Text_20_Body_20_Single">
      <style:paragraph-properties fo:margin-top="0cm" fo:margin-bottom="0cm"/>
    </style:style>
    <style:style style:name="P13"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6"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7" style:family="paragraph" style:parent-style-name="Body_20_Text_20_First_20_Indent">
      <style:paragraph-properties fo:orphans="2" fo:widows="2" style:writing-mode="lr-tb"/>
    </style:style>
    <style:style style:name="P18"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9" style:family="paragraph" style:parent-style-name="Default_20_Text">
      <style:paragraph-properties fo:orphans="2" fo:widows="2" style:writing-mode="lr-tb"/>
    </style:style>
    <style:style style:name="P20" style:family="paragraph" style:parent-style-name="Standard">
      <style:text-properties fo:font-style="italic" style:font-style-asian="italic" style:font-style-complex="italic"/>
    </style:style>
    <style:style style:name="P21" style:family="paragraph" style:parent-style-name="Standard" style:list-style-name="L3"/>
    <style:style style:name="P22" style:family="paragraph" style:parent-style-name="Standard" style:list-style-name="L10"/>
    <style:style style:name="P23" style:family="paragraph" style:parent-style-name="Standard">
      <style:text-properties style:language-asian="zh" style:country-asian="CN"/>
    </style:style>
    <style:style style:name="P24" style:family="paragraph" style:parent-style-name="Standard" style:list-style-name="L1">
      <style:paragraph-properties fo:margin-left="1.111cm" fo:margin-right="0cm" fo:margin-top="0cm" fo:margin-bottom="0.203cm" fo:text-indent="0cm" style:auto-text-indent="false"/>
      <style:text-properties style:font-name="Times New Roman" fo:font-size="12pt" style:font-size-asian="12pt" style:font-size-complex="12pt"/>
    </style:style>
    <style:style style:name="P25" style:family="paragraph" style:parent-style-name="Default_20_Text" style:list-style-name="L7"/>
    <style:style style:name="P26" style:family="paragraph" style:parent-style-name="Default_20_Text" style:list-style-name="L8"/>
    <style:style style:name="P27" style:family="paragraph" style:parent-style-name="Default_20_Text" style:list-style-name="L9"/>
    <style:style style:name="P28" style:family="paragraph" style:parent-style-name="Default_20_Text" style:list-style-name="L9">
      <style:text-properties style:use-window-font-color="true" fo:language="en" fo:country="US" style:font-name-asian="Times New Roman" style:language-complex="ar" style:country-complex="SA"/>
    </style:style>
    <style:style style:name="P29" style:family="paragraph" style:parent-style-name="Default_20_Text">
      <style:text-properties style:language-asian="zh" style:country-asian="CN"/>
    </style:style>
    <style:style style:name="P30" style:family="paragraph" style:parent-style-name="Default_20_Text" style:list-style-name="L8">
      <style:text-properties style:language-asian="zh" style:country-asian="CN"/>
    </style:style>
    <style:style style:name="P31" style:family="paragraph" style:parent-style-name="Default_20_Text" style:list-style-name="L9">
      <style:text-properties style:language-asian="zh" style:country-asian="CN"/>
    </style:style>
    <style:style style:name="P32"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33" style:family="paragraph" style:parent-style-name="Default_20_Text" style:list-style-name="L2">
      <style:paragraph-properties fo:orphans="2" fo:widows="2" style:writing-mode="lr-tb"/>
      <style:text-properties style:use-window-font-color="true" fo:language="en" fo:country="US" style:font-name-asian="Times New Roman" style:language-complex="ar" style:country-complex="SA"/>
    </style:style>
    <style:style style:name="P34" style:family="paragraph" style:parent-style-name="Default_20_Text" style:list-style-name="L9">
      <style:paragraph-properties fo:orphans="2" fo:widows="2" style:writing-mode="lr-tb"/>
      <style:text-properties style:use-window-font-color="true" fo:language="en" fo:country="US" style:font-name-asian="Times New Roman" style:language-complex="ar" style:country-complex="SA"/>
    </style:style>
    <style:style style:name="P35" style:family="paragraph" style:parent-style-name="Default_20_Text" style:list-style-name="L9">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6" style:family="paragraph" style:parent-style-name="Default_20_Text" style:list-style-name="L2">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7" style:family="paragraph" style:parent-style-name="Default_20_Text" style:list-style-name="L9">
      <style:paragraph-properties fo:orphans="2" fo:widows="2" style:writing-mode="lr-tb"/>
    </style:style>
    <style:style style:name="P38" style:family="paragraph" style:parent-style-name="Default_20_Text" style:list-style-name="L2">
      <style:paragraph-properties fo:orphans="2" fo:widows="2" style:writing-mode="lr-tb"/>
    </style:style>
    <style:style style:name="P39" style:family="paragraph" style:parent-style-name="Default_20_Text">
      <style:paragraph-properties fo:margin-left="6.35cm" fo:margin-right="0cm" fo:text-indent="0cm" style:auto-text-indent="false"/>
    </style:style>
    <style:style style:name="P40" style:family="paragraph" style:parent-style-name="Text_20_Body_20_Single">
      <style:paragraph-properties fo:margin-top="0cm" fo:margin-bottom="0cm"/>
    </style:style>
    <style:style style:name="P41" style:family="paragraph" style:parent-style-name="Text_20_Body_20_Single">
      <style:paragraph-properties fo:margin-top="0cm" fo:margin-bottom="0cm"/>
      <style:text-properties fo:font-style="normal" style:font-style-asian="normal" style:font-style-complex="normal"/>
    </style:style>
    <style:style style:name="P42"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43"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44"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5" style:family="paragraph" style:parent-style-name="Body_20_Text_20_First_20_Indent" style:list-style-name="L6">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6" style:family="paragraph" style:parent-style-name="Body_20_Text_20_First_20_Indent" style:list-style-name="L5">
      <style:paragraph-properties fo:margin-left="0cm" fo:margin-right="0cm" fo:text-indent="0cm" style:auto-text-indent="false"/>
    </style:style>
    <style:style style:name="P4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48" style:family="paragraph" style:parent-style-name="Body_20_Text_20_First_20_Indent" style:list-style-name="L4">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9" style:family="paragraph" style:parent-style-name="Body_20_Text_20_First_20_Indent" style:list-style-name="L6">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50" style:family="paragraph" style:parent-style-name="Contents_20_1">
      <style:paragraph-properties>
        <style:tab-stops>
          <style:tab-stop style:position="14.457cm" style:type="right" style:leader-style="dotted" style:leader-text="."/>
        </style:tab-stops>
      </style:paragraph-properties>
    </style:style>
    <style:style style:name="P51" style:family="paragraph" style:parent-style-name="Contents_20_2">
      <style:paragraph-properties>
        <style:tab-stops>
          <style:tab-stop style:position="14.034cm" style:type="right" style:leader-style="dotted" style:leader-text="."/>
        </style:tab-stops>
      </style:paragraph-properties>
    </style:style>
    <style:style style:name="P52" style:family="paragraph" style:parent-style-name="Contents_20_3">
      <style:paragraph-properties>
        <style:tab-stops>
          <style:tab-stop style:position="13.61cm" style:type="right" style:leader-style="dotted" style:leader-text="."/>
        </style:tab-stops>
      </style:paragraph-properties>
    </style:style>
    <style:style style:name="P53" style:family="paragraph" style:parent-style-name="Date">
      <style:paragraph-properties fo:margin-left="6.35cm" fo:margin-right="0cm" fo:text-indent="0cm" style:auto-text-indent="false"/>
    </style:style>
    <style:style style:name="P54" style:family="paragraph" style:parent-style-name="Code_20_Indented" style:list-style-name="L4"/>
    <style:style style:name="P55" style:family="paragraph" style:parent-style-name="Code_20_Indented" style:list-style-name="L4">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56" style:family="paragraph" style:parent-style-name="Code_20_Indented" style:list-style-name="L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57" style:family="paragraph" style:parent-style-name="Code_20_Indented" style:list-style-name="L4">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58" style:family="paragraph" style:parent-style-name="Code_20_Indented" style:list-style-name="L4">
      <style:paragraph-properties fo:orphans="2" fo:widows="2" style:writing-mode="lr-tb"/>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P59" style:family="paragraph" style:parent-style-name="Code_20_Indented" style:list-style-name="L4">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60" style:family="paragraph" style:parent-style-name="Code_20_Indented" style:list-style-name="L4">
      <style:paragraph-properties fo:orphans="2" fo:widows="2" style:writing-mode="lr-tb"/>
    </style:style>
    <style:style style:name="P61" style:family="paragraph" style:parent-style-name="Code_20_Indented" style:list-style-name="L4">
      <style:paragraph-properties fo:margin-left="0cm" fo:margin-right="0cm" fo:text-indent="-0.635cm" style:auto-text-indent="false"/>
    </style:style>
    <style:style style:name="P62" style:family="paragraph" style:parent-style-name="Code_20_Indented" style:list-style-name="L4">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style:font-name-asian="Helvetica" style:font-size-asian="12pt" style:language-asian="zh" style:country-asian="CN" style:font-name-complex="Helvetica" style:font-size-complex="12pt"/>
    </style:style>
    <style:style style:name="T8"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fo:language="en" fo:country="US" style:font-name-asian="Times New Roman"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Times New Roman" style:font-name-complex="Helvetica" style:language-complex="ar" style:country-complex="SA"/>
    </style:style>
    <style:style style:name="T12" style:family="text">
      <style:text-properties style:use-window-font-color="true" fo:language="en" fo:country="US" style:font-name-asian="Times New Roman" style:language-asian="zh" style:country-asian="CN" style:language-complex="ar" style:country-complex="SA"/>
    </style:style>
    <style:style style:name="T13" style:family="text">
      <style:text-properties style:use-window-font-color="true" fo:language="en" fo:country="US" style:font-name-asian="Times New Roman" style:language-asian="zh" style:country-asian="CN" style:font-name-complex="Times New Roman" style:language-complex="ar" style:country-complex="SA"/>
    </style:style>
    <style:style style:name="T14" style:family="text">
      <style:text-properties style:use-window-font-color="true" fo:language="en" fo:country="US" fo:font-style="italic" style:font-name-asian="Times New Roman" style:font-style-asian="italic" style:language-complex="ar" style:country-complex="SA" style:font-style-complex="italic"/>
    </style:style>
    <style:style style:name="T15" style:family="text">
      <style:text-properties style:use-window-font-color="true" fo:language="en" fo:country="US" fo:font-weight="normal" style:font-name-asian="Times New Roman" style:font-name-complex="Times New Roman" style:language-complex="ar" style:country-complex="SA"/>
    </style:style>
    <style:style style:name="T16" style:family="text">
      <style:text-properties fo:font-weight="normal"/>
    </style:style>
    <style:style style:name="T17" style:family="text">
      <style:text-properties style:language-asian="zh" style:country-asian="CN"/>
    </style:style>
    <style:style style:name="T18" style:family="text">
      <style:text-properties fo:color="#000000" style:font-name-asian="Helv" style:font-name-complex="Helv"/>
    </style:style>
    <style:style style:name="T19" style:family="text">
      <style:text-properties fo:color="#000000" fo:font-weight="bold" style:font-name-asian="Helv" style:font-weight-asian="bold" style:font-name-complex="Helv"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2 High Availability Management Node Setup</text:p>
      <text:p text:style-name="P53"><text:date style:data-style-name="N5036" text:date-value="2010-10-11T17:38:05.34">10/11/2010</text:date>, <text:time style:data-style-name="N43" text:time-value="2010-10-11T17:38:05.34">05:38:05 PM</text:time></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50"><text:a xlink:type="simple" xlink:href="#__RefHeading__1340_640139113" text:style-name="Internet_20_link" text:visited-style-name="Internet_20_link">1.0 Overview<text:tab/></text:a><text:a xlink:type="simple" xlink:href="#__RefHeading__1340_640139113" text:style-name="Internet_20_link" text:visited-style-name="Internet_20_link"><text:span text:style-name="Internet_20_link">1</text:span></text:a></text:p>
          <text:p text:style-name="P50"><text:a xlink:type="simple" xlink:href="#__RefHeading__1342_640139113" text:style-name="Internet_20_link" text:visited-style-name="Internet_20_link">2.0Configuration Requirements<text:tab/></text:a><text:a xlink:type="simple" xlink:href="#__RefHeading__1342_640139113" text:style-name="Internet_20_link" text:visited-style-name="Internet_20_link"><text:span text:style-name="Internet_20_link">2</text:span></text:a></text:p>
          <text:p text:style-name="P50"><text:a xlink:type="simple" xlink:href="#__RefHeading__1344_640139113" text:style-name="Internet_20_link" text:visited-style-name="Internet_20_link">3.0Setup Primary Management Node<text:tab/></text:a><text:a xlink:type="simple" xlink:href="#__RefHeading__1344_640139113" text:style-name="Internet_20_link" text:visited-style-name="Internet_20_link"><text:span text:style-name="Internet_20_link">3</text:span></text:a></text:p>
          <text:p text:style-name="P50"><text:a xlink:type="simple" xlink:href="#__RefHeading__1346_640139113" text:style-name="Internet_20_link" text:visited-style-name="Internet_20_link">4.0Setup Standby Management Node<text:tab/></text:a><text:a xlink:type="simple" xlink:href="#__RefHeading__1346_640139113" text:style-name="Internet_20_link" text:visited-style-name="Internet_20_link"><text:span text:style-name="Internet_20_link">3</text:span></text:a></text:p>
          <text:p text:style-name="P50"><text:a xlink:type="simple" xlink:href="#__RefHeading__1348_640139113" text:style-name="Internet_20_link" text:visited-style-name="Internet_20_link">5.0 Setup Database Replication<text:tab/></text:a><text:a xlink:type="simple" xlink:href="#__RefHeading__1348_640139113" text:style-name="Internet_20_link" text:visited-style-name="Internet_20_link"><text:span text:style-name="Internet_20_link">4</text:span></text:a></text:p>
          <text:p text:style-name="P51"><text:a xlink:type="simple" xlink:href="#__RefHeading__1566_640139113" text:style-name="Internet_20_link" text:visited-style-name="Internet_20_link">5.1DB2 High Availability Disaster Recovery (HADR) Setup <text:tab/></text:a><text:a xlink:type="simple" xlink:href="#__RefHeading__1566_640139113" text:style-name="Internet_20_link" text:visited-style-name="Internet_20_link"><text:span text:style-name="Internet_20_link">4</text:span></text:a></text:p>
          <text:p text:style-name="P52"><text:a xlink:type="simple" xlink:href="#__RefHeading__1896_640139113" text:style-name="Internet_20_link" text:visited-style-name="Internet_20_link">5.1.1 Disconnect all the DB2 Clients<text:tab/></text:a><text:a xlink:type="simple" xlink:href="#__RefHeading__1896_640139113" text:style-name="Internet_20_link" text:visited-style-name="Internet_20_link"><text:span text:style-name="Internet_20_link">5</text:span></text:a></text:p>
          <text:p text:style-name="P52"><text:a xlink:type="simple" xlink:href="#__RefHeading__1898_640139113" text:style-name="Internet_20_link" text:visited-style-name="Internet_20_link">5.1.2 Setup configuration parameters for xcatdb<text:tab/></text:a><text:a xlink:type="simple" xlink:href="#__RefHeading__1898_640139113" text:style-name="Internet_20_link" text:visited-style-name="Internet_20_link"><text:span text:style-name="Internet_20_link">5</text:span></text:a></text:p>
          <text:p text:style-name="P52"><text:a xlink:type="simple" xlink:href="#__RefHeading__1900_640139113" text:style-name="Internet_20_link" text:visited-style-name="Internet_20_link">5.1.3 Backup xcatdb on Primary Management Node<text:tab/></text:a><text:a xlink:type="simple" xlink:href="#__RefHeading__1900_640139113" text:style-name="Internet_20_link" text:visited-style-name="Internet_20_link"><text:span text:style-name="Internet_20_link">5</text:span></text:a></text:p>
          <text:p text:style-name="P52"><text:a xlink:type="simple" xlink:href="#__RefHeading__1902_640139113" text:style-name="Internet_20_link" text:visited-style-name="Internet_20_link">5.1.4 Restore xcatdb on Standby Management Node<text:tab/></text:a><text:a xlink:type="simple" xlink:href="#__RefHeading__1902_640139113" text:style-name="Internet_20_link" text:visited-style-name="Internet_20_link"><text:span text:style-name="Internet_20_link">6</text:span></text:a></text:p>
          <text:p text:style-name="P52"><text:a xlink:type="simple" xlink:href="#__RefHeading__1904_640139113" text:style-name="Internet_20_link" text:visited-style-name="Internet_20_link">5.1.5 Configure HADR services ports<text:tab/></text:a><text:a xlink:type="simple" xlink:href="#__RefHeading__1904_640139113" text:style-name="Internet_20_link" text:visited-style-name="Internet_20_link"><text:span text:style-name="Internet_20_link">6</text:span></text:a></text:p>
          <text:p text:style-name="P52"><text:a xlink:type="simple" xlink:href="#__RefHeading__1906_640139113" text:style-name="Internet_20_link" text:visited-style-name="Internet_20_link">5.1.6 Configure the HADR Parameters<text:tab/></text:a><text:a xlink:type="simple" xlink:href="#__RefHeading__1906_640139113" text:style-name="Internet_20_link" text:visited-style-name="Internet_20_link"><text:span text:style-name="Internet_20_link">6</text:span></text:a></text:p>
          <text:p text:style-name="P52"><text:a xlink:type="simple" xlink:href="#__RefHeading__1908_640139113" text:style-name="Internet_20_link" text:visited-style-name="Internet_20_link">5.1.7 Start HADR<text:tab/></text:a><text:a xlink:type="simple" xlink:href="#__RefHeading__1908_640139113" text:style-name="Internet_20_link" text:visited-style-name="Internet_20_link"><text:span text:style-name="Internet_20_link">7</text:span></text:a></text:p>
          <text:p text:style-name="P52"><text:a xlink:type="simple" xlink:href="#__RefHeading__1910_640139113" text:style-name="Internet_20_link" text:visited-style-name="Internet_20_link">5.1.8 Verify HADR Status<text:tab/></text:a><text:a xlink:type="simple" xlink:href="#__RefHeading__1910_640139113" text:style-name="Internet_20_link" text:visited-style-name="Internet_20_link"><text:span text:style-name="Internet_20_link">8</text:span></text:a></text:p>
          <text:p text:style-name="P52"><text:a xlink:type="simple" xlink:href="#__RefHeading__1912_640139113" text:style-name="Internet_20_link" text:visited-style-name="Internet_20_link">5.1.9 Test Database Synchronization<text:tab/></text:a><text:a xlink:type="simple" xlink:href="#__RefHeading__1912_640139113" text:style-name="Internet_20_link" text:visited-style-name="Internet_20_link"><text:span text:style-name="Internet_20_link">9</text:span></text:a></text:p>
          <text:p text:style-name="P52"><text:a xlink:type="simple" xlink:href="#__RefHeading__1914_640139113" text:style-name="Internet_20_link" text:visited-style-name="Internet_20_link">5.1.10 Some useful HADR commands<text:tab/></text:a><text:a xlink:type="simple" xlink:href="#__RefHeading__1914_640139113" text:style-name="Internet_20_link" text:visited-style-name="Internet_20_link"><text:span text:style-name="Internet_20_link">10</text:span></text:a></text:p>
          <text:p text:style-name="P51"><text:a xlink:type="simple" xlink:href="#__RefHeading__1568_640139113" text:style-name="Internet_20_link" text:visited-style-name="Internet_20_link">5.2Database Replication for Postgresql<text:tab/></text:a><text:a xlink:type="simple" xlink:href="#__RefHeading__1568_640139113" text:style-name="Internet_20_link" text:visited-style-name="Internet_20_link"><text:span text:style-name="Internet_20_link">10</text:span></text:a></text:p>
          <text:p text:style-name="P51"><text:a xlink:type="simple" xlink:href="#__RefHeading__1570_640139113" text:style-name="Internet_20_link" text:visited-style-name="Internet_20_link">5.3Database Replication for Other Database Systems<text:tab/></text:a><text:a xlink:type="simple" xlink:href="#__RefHeading__1570_640139113" text:style-name="Internet_20_link" text:visited-style-name="Internet_20_link"><text:span text:style-name="Internet_20_link">11</text:span></text:a></text:p>
          <text:p text:style-name="P50"><text:a xlink:type="simple" xlink:href="#__RefHeading__1350_640139113" text:style-name="Internet_20_link" text:visited-style-name="Internet_20_link">6.0Files Synchronization<text:tab/></text:a><text:a xlink:type="simple" xlink:href="#__RefHeading__1350_640139113" text:style-name="Internet_20_link" text:visited-style-name="Internet_20_link"><text:span text:style-name="Internet_20_link">12</text:span></text:a></text:p>
          <text:p text:style-name="P51"><text:a xlink:type="simple" xlink:href="#__RefHeading__1572_640139113" text:style-name="Internet_20_link" text:visited-style-name="Internet_20_link">6.1SSL Credentials and SSH Keys<text:tab/></text:a><text:a xlink:type="simple" xlink:href="#__RefHeading__1572_640139113" text:style-name="Internet_20_link" text:visited-style-name="Internet_20_link"><text:span text:style-name="Internet_20_link">12</text:span></text:a></text:p>
          <text:p text:style-name="P51"><text:a xlink:type="simple" xlink:href="#__RefHeading__1574_640139113" text:style-name="Internet_20_link" text:visited-style-name="Internet_20_link">6.2Node Deployment Packages<text:tab/></text:a><text:a xlink:type="simple" xlink:href="#__RefHeading__1574_640139113" text:style-name="Internet_20_link" text:visited-style-name="Internet_20_link"><text:span text:style-name="Internet_20_link">12</text:span></text:a></text:p>
          <text:p text:style-name="P51"><text:a xlink:type="simple" xlink:href="#__RefHeading__1576_640139113" text:style-name="Internet_20_link" text:visited-style-name="Internet_20_link">6.3Network Services Configuration Files<text:tab/></text:a><text:a xlink:type="simple" xlink:href="#__RefHeading__1576_640139113" text:style-name="Internet_20_link" text:visited-style-name="Internet_20_link"><text:span text:style-name="Internet_20_link">13</text:span></text:a></text:p>
          <text:p text:style-name="P51"><text:a xlink:type="simple" xlink:href="#__RefHeading__2916_640139113" text:style-name="Internet_20_link" text:visited-style-name="Internet_20_link">6.4Additional Customization Files and Production files<text:tab/></text:a><text:a xlink:type="simple" xlink:href="#__RefHeading__2916_640139113" text:style-name="Internet_20_link" text:visited-style-name="Internet_20_link"><text:span text:style-name="Internet_20_link">13</text:span></text:a></text:p>
          <text:p text:style-name="P50"><text:a xlink:type="simple" xlink:href="#__RefHeading__1352_640139113" text:style-name="Internet_20_link" text:visited-style-name="Internet_20_link">7.0Cluster Maintenance Considerations<text:tab/></text:a><text:a xlink:type="simple" xlink:href="#__RefHeading__1352_640139113" text:style-name="Internet_20_link" text:visited-style-name="Internet_20_link"><text:span text:style-name="Internet_20_link">14</text:span></text:a></text:p>
          <text:p text:style-name="P50"><text:a xlink:type="simple" xlink:href="#__RefHeading__1354_640139113" text:style-name="Internet_20_link" text:visited-style-name="Internet_20_link">8.0Failover<text:tab/></text:a><text:a xlink:type="simple" xlink:href="#__RefHeading__1354_640139113" text:style-name="Internet_20_link" text:visited-style-name="Internet_20_link"><text:span text:style-name="Internet_20_link">15</text:span></text:a></text:p>
          <text:p text:style-name="P50"><text:a xlink:type="simple" xlink:href="#__RefHeading__1578_640139113" text:style-name="Internet_20_link" text:visited-style-name="Internet_20_link">9.0Failback<text:tab/></text:a><text:a xlink:type="simple" xlink:href="#__RefHeading__1578_640139113" text:style-name="Internet_20_link" text:visited-style-name="Internet_20_link"><text:span text:style-name="Internet_20_link">17</text:span></text:a></text:p>
          <text:p text:style-name="P50"><text:a xlink:type="simple" xlink:href="#__RefHeading__1358_640139113" text:style-name="Internet_20_link" text:visited-style-name="Internet_20_link">10.0 References<text:tab/></text:a><text:a xlink:type="simple" xlink:href="#__RefHeading__1358_640139113" text:style-name="Internet_20_link" text:visited-style-name="Internet_20_link"><text:span text:style-name="Internet_20_link">18</text:span></text:a></text:p>
        </text:index-body>
      </text:table-of-content>
      <text:p text:style-name="P39"/>
      <text:p text:style-name="P6">Note: If DB2 is used in your cluster, this documentation only works for xCAT 2.5 or beyond.</text:p>
      <text:h text:style-name="Heading_20_1" text:outline-level="1"><text:bookmark text:name="__RefHeading__1340_640139113"/><text:s/>Overview<text:bookmark-end text:name="__RefHeading__1340_640139113"/></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ext:soft-page-break/>The xCAT high availability management node(HAMN) feature is not designed for automatic setup or automatic failover in this version, this documentation will describe how to synchronize various data between the primary management node and standby management node automatically, and describe how to perform some manual steps to have the standby management node takeover the management node role when fail occurs on the primary management node.</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 It also implies: <text:s/></text:p>
      <text:list xml:id="list34458506" text:style-name="L1">
        <text:list-header>
          <text:p text:style-name="P24"><text:span text:style-name="T11">1. T</text:span><text:span text:style-name="T18">his HAMN approach is primarily intended for clusters in which the management node manages diskful nodes or linux stateless nodes, which also includes hierarchical clusters in which the management node only directly manages the service nodes, and they are diskful or linux stateless, the compute nodes in hierarchical can be anything.</text:span></text:p>
          <text:p text:style-name="P24"><text:span text:style-name="T18">2. This documentation is </text:span><text:span text:style-name="T19">not </text:span><text:span text:style-name="T18">primarily intended for clusters in which the nodes directly managed by the management node are linux statelite or aix diskless nodes, because the nodes depend on the management node being up to run its operating system over NFS. <text:s/>But if the nodes use only readonly nfs mounts from the MN management node, then you can use this doc as long as you recognize that your nodes will go down while you are failing over to the standby management node.</text:span></text:p>
        </text:list-header>
      </text:list>
      <text:p text:style-name="P6"/>
      <text:h text:style-name="P42" text:outline-level="1"><text:bookmark text:name="__RefHeading__1342_640139113"/>Configuration Requirements<text:bookmark-end text:name="__RefHeading__1342_640139113"/></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text:soft-page-break/>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8">Setup Database Replication</text:span><text:span text:style-name="T6"> and section </text:span><text:span text:style-name="T8">Files Synchronization</text:span><text:span text:style-name="T6"> onto the twin-tailed disks, re-mount the twin-tailed disks to the standby management node during the failover, the corresponding steps to keep the data synchronized can be skipped.</text:span></text:p>
      <text:p text:style-name="P8"/>
      <text:p text:style-name="Standard">The steps in this documentation are based on a real cluster environment:</text:p>
      <text:p text:style-name="Standard"/>
      <text:p text:style-name="P20">Primary Management Node: aixmn1(9.114.47.103) running AIX 6.1L and DB2 9.7</text:p>
      <text:p text:style-name="P20">Standby Management Node: aixmn2(9.114.47.104) running AIX 6.1L and DB2 9.7</text:p>
      <text:p text:style-name="P23"/>
      <text:p text:style-name="P6">You need to substitute the hostnames and ip address with yours when setting up your own HAMN environment.</text:p>
      <text:h text:style-name="P42" text:outline-level="1"><text:bookmark text:name="__RefHeading__1344_640139113"/>Setup Primary Management Node<text:bookmark-end text:name="__RefHeading__1344_640139113"/></text:h>
      <text:p text:style-name="P19"><text:span text:style-name="T9">The procedure described in </text:span><text:a xlink:type="simple" xlink:href="http://xcat.svn.sourceforge.net/viewvc/xcat/xcat-core/trunk/xCAT-client/share/doc/xCAT2top.pdf">xCAT2 Top Doc</text:a><text:span text:style-name="T9">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9">. </text:span></text:p>
      <text:p text:style-name="P18"/>
      <text:h text:style-name="P42" text:outline-level="1"><text:bookmark text:name="__RefHeading__1346_640139113"/>Setup Standby Management Node<text:bookmark-end text:name="__RefHeading__1346_640139113"/></text:h>
      <text:p text:style-name="P19"><text:span text:style-name="T9">The procedure described in </text:span><text:a xlink:type="simple" xlink:href="http://xcat.svn.sourceforge.net/viewvc/xcat/xcat-core/trunk/xCAT-client/share/doc/xCAT2top.pdf">xCAT2 Top Doc</text:a><text:span text:style-name="T9"> can also be used for the standby management node setup. <text:s/>The database system on the standby management node should be the same as the one running on <text:s/>the primary management node.</text:span></text:p>
      <text:p text:style-name="P18"/>
      <text:p text:style-name="P18">After the standby management node setup is done, perform the following additional configuration steps:</text:p>
      <text:list xml:id="list34462070" text:style-name="L2">
        <text:list-item>
          <text:p text:style-name="P33">Make sure the primary management node can resolve the hostname of the standby management node, and vice versa.</text:p>
        </text:list-item>
        <text:list-item>
          <text:p text:style-name="P33">Setup ssh authentication between the primary management node and standby management node. <text:s/><text:span text:style-name="T17">It should be setup as “passwordless ssh authentication" and it should work in both directions. The summary of procedure is:</text:span></text:p>
          <text:list>
            <text:list-item>
              <text:p text:style-name="P38"><text:span text:style-name="T12">Cat key from /.ssh/id_rsa.pub on the primary management node and add to /.ssh/authorized_keys on the standby management node. Remove the standby management node entry from /.ssh/known_hosts on the primary management node prior to issuing ssh to the standby management node.</text:span></text:p>
            </text:list-item>
            <text:list-item>
              <text:p text:style-name="P38"><text:span text:style-name="T12">Cat key from /.ssh/id_rsa.pub on the standby management node and add to /.ssh/authorized_keys on the primary management node. Remove the </text:span><text:soft-page-break/><text:span text:style-name="T12">primary management node entry from /.ssh/known_hosts on the standby management node prior to issuing ssh to the primary management node.</text:span></text:p>
            </text:list-item>
          </text:list>
        </text:list-item>
        <text:list-item>
          <text:p text:style-name="P33">Make sure the time on the primary management node and standby management node is synchronized. <text:span text:style-name="T17">Some tips on setting up the timezone and time:</text:span></text:p>
          <text:list>
            <text:list-item>
              <text:p text:style-name="P33"><text:span text:style-name="T17">Command echo $TZ returns the current timezone setting</text:span></text:p>
            </text:list-item>
            <text:list-item>
              <text:p text:style-name="P33"><text:span text:style-name="T17">Command date and chtz can be used to adjust the time and timezone.</text:span></text:p>
            </text:list-item>
            <text:list-item>
              <text:p text:style-name="P33"><text:span text:style-name="T17">To setup ntp on the management nodes on AIX:</text:span></text:p>
              <text:list>
                <text:list-item>
                  <text:p text:style-name="P33">Update the /etc/ntp.conf file with a valid ntp server.</text:p>
                </text:list-item>
                <text:list-item>
                  <text:p text:style-name="P33">stopsrc -s xntpd</text:p>
                </text:list-item>
                <text:list-item>
                  <text:p text:style-name="P33">startsrc -s xntpd</text:p>
                </text:list-item>
                <text:list-item>
                  <text:p text:style-name="P33">Use ntpq -p to show the peer status of the ntp server, should see * to left of server after successful association with server is established</text:p>
                </text:list-item>
              </text:list>
            </text:list-item>
          </text:list>
        </text:list-item>
        <text:list-item>
          <text:p text:style-name="P33">Stop the xcatd daemon and DHCP service, <text:span text:style-name="T17">for example, using commands stopsrc -s xcatd and stoprsc -s dhcpsd on AIX.</text:span></text:p>
        </text:list-item>
        <text:list-item>
          <text:p text:style-name="P36">(Optional) Backup the xCAT database tables for the current configuration on primary management node, using command dumpxCATdb -p &lt;backupdir&gt;</text:p>
        </text:list-item>
      </text:list>
      <text:h text:style-name="Heading_20_1" text:outline-level="1"><text:bookmark text:name="__RefHeading__1348_640139113"/><text:reference-mark-start text:name="Install MySQL"/><text:s/>Setup Database Replication<text:bookmark-end text:name="__RefHeading__1348_640139113"/><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 <text:span text:style-name="T17">You can refer to the "Setup DB2 as the xCAT Database" document link at </text:span><text:a xlink:type="simple" xlink:href="http://xcat.svn.sourceforge.net/viewvc/xcat/xcat-core/trunk/xCAT-client/share/doc/xCAT2SetupDB2.pdf"><text:span text:style-name="T17">http://xcat.svn.sourceforge.net/viewvc/xcat/xcat-core/trunk/xCAT-client/share/doc/xCAT2SetupDB2.pdf</text:span></text:a><text:span text:style-name="T17"> for more details on how to setup DB2 as the xCAT database.</text:span></text:p>
      <text:h text:style-name="Heading_20_2" text:outline-level="2"><text:bookmark text:name="__RefHeading__1566_640139113"/><text:reference-mark-start text:name="Disk space needed  to install DB2 "/>DB2 High Availability Disaster Recovery (HADR) Setup <text:bookmark-end text:name="__RefHeading__1566_640139113"/><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34446727" text:style-name="L3">
        <text:list-item>
          <text:p text:style-name="P21">Redbook “High Availability and Disaster Recovery Options for DB2 on Linux UNIX and Windows” <text:s/><text:a xlink:type="simple" xlink:href="http://www.redbooks.ibm.com/abstracts/sg247363.html">http://www.redbooks.ibm.com/abstracts/sg247363.html</text:a></text:p>
        </text:list-item>
        <text:list-item>
          <text:p text:style-name="P21">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4"><text:bookmark text:name="__RefHeading__1896_640139113"/>5.1.1 Disconnect all the DB2 Clients<text:bookmark-end text:name="__RefHeading__1896_640139113"/></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span text:style-name="T17">using command stopsrc -s xcatd</text:span>. </text:p>
      <text:p text:style-name="P14"><text:bookmark text:name="__RefHeading__1898_640139113"/>5.1.2 Setup configuration parameters for xcatdb<text:bookmark-end text:name="__RefHeading__1898_640139113"/></text:p>
      <text:p text:style-name="P18"/>
      <text:p text:style-name="P18">Several configuration parameters need to be updated for HADR <text:span text:style-name="T17">on both the primary management node and standby management node.</text:span></text:p>
      <text:p text:style-name="P18"/>
      <text:list xml:id="list34461534" text:style-name="L4">
        <text:list-header>
          <text:p text:style-name="P55">db2 UPDATE DB CFG FOR XCATDB USING LOGRETAIN ON</text:p>
          <text:p text:style-name="P55">db2 UPDATE DB CFG FOR XCATDB USING TRACKMOD ON</text:p>
          <text:p text:style-name="P55">db2 UPDATE DB CFG FOR XCATDB USING LOGINDEXBUILD ON</text:p>
          <text:p text:style-name="P55">db2 UPDATE DB CFG FOR XCATDB USING INDEXREC RESTART</text:p>
        </text:list-header>
      </text:list>
      <text:p text:style-name="Standard"/>
      <text:p text:style-name="P14"><text:bookmark text:name="__RefHeading__1900_640139113"/>5.1.3 Backup xcatdb on Primary Management Node<text:bookmark-end text:name="__RefHeading__1900_640139113"/></text:p>
      <text:p text:style-name="P18">The xcatdb on the primary management node and standby management node should be synchronized before setting up the HADR, otherwise, we will run into errors when trying to start HADR.</text:p>
      <text:p text:style-name="P18"/>
      <text:p text:style-name="P18"><text:tab/>as root</text:p>
      <text:list xml:id="list37508095" text:continue-numbering="true" text:style-name="L4">
        <text:list-header>
          <text:p text:style-name="P55">mkdir /var/lib/db2/backup</text:p>
          <text:p text:style-name="P55">chown xcatdb:xcatdb backup</text:p>
        </text:list-header>
      </text:list>
      <text:p text:style-name="P18"/>
      <text:p text:style-name="P18"><text:tab/><text:span text:style-name="T17">as </text:span>xcatdb</text:p>
      <text:list xml:id="list37489119" text:continue-numbering="true" text:style-name="L4">
        <text:list-header>
          <text:p text:style-name="P55">db2 BACKUP DB XCATDB TO /var/lib/db2/backup/</text:p>
        </text:list-header>
      </text:list>
      <text:p text:style-name="P18"/>
      <text:p text:style-name="P18">The command output will be something like: </text:p>
      <text:p text:style-name="P18"/>
      <text:list xml:id="list37487316" text:continue-numbering="true" text:style-name="L4">
        <text:list-header>
          <text:p text:style-name="P55">Backup successful. The timestamp for this backup image is : 20100805161232</text:p>
        </text:list-header>
      </text:list>
      <text:p text:style-name="P13"><text:soft-page-break/></text:p>
      <text:p text:style-name="P41">Record the timestamp for later use, this timestamp is also part of the filename saved in /var/lib/db2/backup</text:p>
      <text:p text:style-name="P12"><text:span text:style-name="T1"/></text:p>
      <text:p text:style-name="P12"><text:span text:style-name="T1">Note: if you get an error, like “SQL1035N <text:s/>The database is currently in use. <text:s/>SQLSTATE=57019</text:span><text:span text:style-name="T14">”, make sure your xcatd daemons on management node and service nodes are not running, deactivating the xcatdb using command “db2 DEACTIVATE DB XCATDB” may also be helpful.</text:span></text:p>
      <text:p text:style-name="P18"/>
      <text:p text:style-name="P14"><text:bookmark text:name="__RefHeading__1902_640139113"/>5.1.4 Restore xcatdb on Standby Management Node<text:bookmark-end text:name="__RefHeading__1902_640139113"/></text:p>
      <text:p text:style-name="P18">Copy the xcatdb backup from the primary management node to standby management node:</text:p>
      <text:list xml:id="list37501483" text:continue-numbering="true" text:style-name="L4">
        <text:list-header>
          <text:p text:style-name="P54"><text:span text:style-name="T10">scp -r</text:span><text:span text:style-name="T13">p</text:span><text:span text:style-name="T10"> </text:span><text:span text:style-name="T13">/var/lib/db2/</text:span><text:span text:style-name="T10">backup </text:span><text:span text:style-name="T3">xcatdb@aixmn2</text:span><text:span text:style-name="T10">:/var/lib/db2/</text:span></text:p>
        </text:list-header>
      </text:list>
      <text:p text:style-name="P18"/>
      <text:p text:style-name="P18">Restore the xcatdb database:</text:p>
      <text:p text:style-name="P18"/>
      <text:list xml:id="list37492663" text:continue-numbering="true" text:style-name="L4">
        <text:list-header>
          <text:p text:style-name="P56">db2 RESTORE DATABASE XCATDB FROM "/var/lib/db2/backup" TAKEN AT 20100805161232 REPLACE HISTORY FILE</text:p>
        </text:list-header>
      </text:list>
      <text:p text:style-name="P18"/>
      <text:p text:style-name="P10"><text:s text:c="3"/>You will be prompted with the following question:</text:p>
      <text:list xml:id="list37483981" text:continue-numbering="true" text:style-name="L4">
        <text:list-header>
          <text:p text:style-name="P56">SQL2539W <text:s/>Warning! <text:s/>Restoring to an existing database that is the same as the </text:p>
          <text:p text:style-name="P56">backup image database. <text:s/>The database files will be deleted.</text:p>
          <text:p text:style-name="P56">Do you want to continue ? (y/n) </text:p>
          <text:p text:style-name="P61"/>
        </text:list-header>
      </text:list>
      <text:p text:style-name="P17"><text:span text:style-name="T9"><text:s text:c="11"/></text:span>Answer: y</text:p>
      <text:p text:style-name="P14"><text:bookmark text:name="__RefHeading__1904_640139113"/>5.1.5 Configure HADR services ports<text:bookmark-end text:name="__RefHeading__1904_640139113"/></text:p>
      <text:p text:style-name="Default_20_Text">Add the following lines into /etc/services on both the primary management node and standby management node, you need to run as root to edit /etc/services.</text:p>
      <text:p text:style-name="Default_20_Text"/>
      <text:list xml:id="list37499657" text:continue-numbering="true" text:style-name="L4">
        <text:list-header>
          <text:p text:style-name="P56">DB2_HADR_1 <text:s text:c="5"/>55001/tcp</text:p>
          <text:p text:style-name="P56">DB2_HADR_2 <text:s text:c="5"/>55002/tcp</text:p>
        </text:list-header>
      </text:list>
      <text:p text:style-name="Default_20_Text"/>
      <text:p text:style-name="P14"><text:bookmark text:name="__RefHeading__1906_640139113"/>5.1.6 Configure the HADR Parameters<text:bookmark-end text:name="__RefHeading__1906_640139113"/></text:p>
      <text:p text:style-name="Default_20_Text">Use the following commands to configure the HADR parameters:</text:p>
      <text:p text:style-name="Default_20_Text"/>
      <text:p text:style-name="Default_20_Text">On primary management node:</text:p>
      <text:p text:style-name="Default_20_Text"/>
      <text:list xml:id="list37487054" text:continue-numbering="true" text:style-name="L4">
        <text:list-header>
          <text:p text:style-name="P56">db2 UPDATE ALTERNATE SERVER FOR DATABASE XCATDB USING HOSTNAME 9.114.47.104 PORT 60000</text:p>
          <text:p text:style-name="P56">db2 UPDATE DB CFG FOR XCATDB USING HADR_LOCAL_HOST 9.114.47.103</text:p>
          <text:p text:style-name="P56"><text:soft-page-break/>db2 UPDATE DB CFG FOR XCATDB USING HADR_LOCAL_SVC DB2_HADR_1</text:p>
          <text:p text:style-name="P56">db2 UPDATE DB CFG FOR XCATDB USING HADR_REMOTE_HOST 9.114.47.104</text:p>
          <text:p text:style-name="P56">db2 UPDATE DB CFG FOR XCATDB USING HADR_REMOTE_SVC DB2_HADR_2</text:p>
          <text:p text:style-name="P56">db2 UPDATE DB CFG FOR XCATDB USING HADR_REMOTE_INST xcatdb</text:p>
          <text:p text:style-name="P56">db2 UPDATE DB CFG FOR XCATDB USING HADR_SYNCMODE NEARSYNC</text:p>
          <text:p text:style-name="P56">db2 UPDATE DB CFG FOR XCATDB USING HADR_TIMEOUT 3</text:p>
          <text:p text:style-name="P56">db2 UPDATE DB CFG FOR XCATDB USING HADR_PEER_WINDOW 120</text:p>
          <text:p text:style-name="P56">db2 CONNECT TO XCATDB</text:p>
          <text:p text:style-name="P56">db2 QUIESCE DATABASE IMMEDIATE FORCE CONNECTIONS</text:p>
          <text:p text:style-name="P56">db2 UNQUIESCE DATABASE</text:p>
          <text:p text:style-name="P56">db2 CONNECT RESET</text:p>
        </text:list-header>
      </text:list>
      <text:p text:style-name="Default_20_Text"/>
      <text:p text:style-name="Default_20_Text">On Standby management node:</text:p>
      <text:p text:style-name="Default_20_Text"/>
      <text:list xml:id="list37493590" text:continue-numbering="true" text:style-name="L4">
        <text:list-header>
          <text:p text:style-name="P56">db2 UPDATE ALTERNATE SERVER FOR DATABASE XCATDB USING HOSTNAME 9.114.47.103 PORT 60000</text:p>
          <text:p text:style-name="P56">db2 UPDATE DB CFG FOR XCATDB USING HADR_LOCAL_HOST 9.114.47.104</text:p>
          <text:p text:style-name="P56">db2 UPDATE DB CFG FOR XCATDB USING HADR_LOCAL_SVC DB2_HADR_2</text:p>
          <text:p text:style-name="P56">db2 UPDATE DB CFG FOR XCATDB USING HADR_REMOTE_HOST 9.114.47.103</text:p>
          <text:p text:style-name="P56">db2 UPDATE DB CFG FOR XCATDB USING HADR_REMOTE_SVC DB2_HADR_1</text:p>
          <text:p text:style-name="P56">db2 UPDATE DB CFG FOR XCATDB USING HADR_REMOTE_INST xcatdb</text:p>
          <text:p text:style-name="P56">db2 UPDATE DB CFG FOR XCATDB USING HADR_SYNCMODE NEARSYNC</text:p>
          <text:p text:style-name="P56">db2 UPDATE DB CFG FOR XCATDB USING HADR_TIMEOUT 3</text:p>
          <text:p text:style-name="P56">db2 UPDATE DB CFG FOR XCATDB USING HADR_PEER_WINDOW 120</text:p>
          <text:p text:style-name="P56"/>
        </text:list-header>
      </text:list>
      <text:p text:style-name="Default_20_Text">Substitute the IP addresses in the example with yours.</text:p>
      <text:p text:style-name="P9"/>
      <text:p text:style-name="P14"><text:bookmark text:name="__RefHeading__1908_640139113"/>5.1.7 Start HADR<text:bookmark-end text:name="__RefHeading__1908_640139113"/></text:p>
      <text:p text:style-name="P9">On standby management node, start HADR as the standby database:</text:p>
      <text:p text:style-name="P9"/>
      <text:list xml:id="list37499317" text:continue-numbering="true" text:style-name="L4">
        <text:list-header>
          <text:p text:style-name="P57">db2 DEACTIVATE DATABASE XCATDB</text:p>
          <text:p text:style-name="P57">db2 START HADR ON DATABASE XCATDB AS STANDBY</text:p>
        </text:list-header>
      </text:list>
      <text:p text:style-name="P4"/>
      <text:p text:style-name="P9">On primary management node, start HADR as the primary database:</text:p>
      <text:list xml:id="list37496926" text:continue-numbering="true" text:style-name="L4">
        <text:list-header>
          <text:p text:style-name="P57">db2 DEACTIVATE DATABASE XCATDB</text:p>
          <text:p text:style-name="P57">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4"><text:bookmark text:name="__RefHeading__1910_640139113"/><text:soft-page-break/>5.1.8 Verify HADR Status<text:bookmark-end text:name="__RefHeading__1910_640139113"/></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7498629" text:continue-numbering="true" text:style-name="L4">
        <text:list-header>
          <text:p text:style-name="P59">db2 GET SNAPSHOT FOR DB ON XCATDB</text:p>
          <text:p text:style-name="P62"/>
          <text:p text:style-name="P57">HADR Status</text:p>
          <text:p text:style-name="P57"><text:s text:c="2"/>Role <text:s text:c="18"/>= Primary</text:p>
          <text:p text:style-name="P57"><text:s text:c="2"/>State <text:s text:c="17"/>= Peer</text:p>
          <text:p text:style-name="P57"><text:s text:c="2"/>Synchronization mode <text:s text:c="2"/>= Nearsync</text:p>
          <text:p text:style-name="P57"><text:s text:c="2"/>Connection status <text:s text:c="5"/>= Connected, 08/05/2010 20:33:00.412948</text:p>
          <text:p text:style-name="P57"><text:s text:c="2"/>Peer window end <text:s text:c="7"/>= 08/05/2010 21:03:07.000000 (1281013387)</text:p>
          <text:p text:style-name="P57"><text:s text:c="2"/>Peer window (seconds) <text:s/>= 120</text:p>
          <text:p text:style-name="P57"><text:s text:c="2"/>Heartbeats missed <text:s text:c="5"/>= 0</text:p>
          <text:p text:style-name="P57"><text:s text:c="2"/>Local host <text:s text:c="12"/>= 9.114.47.103</text:p>
          <text:p text:style-name="P57"><text:s text:c="2"/>Local service <text:s text:c="9"/>= DB2_HADR_1</text:p>
          <text:p text:style-name="P57"><text:s text:c="2"/>Remote host <text:s text:c="11"/>= 9.114.47.104</text:p>
          <text:p text:style-name="P57"><text:s text:c="2"/>Remote service <text:s text:c="8"/>= DB2_HADR_2</text:p>
          <text:p text:style-name="P57"><text:s text:c="2"/>Remote instance <text:s text:c="7"/>= xcatdb</text:p>
          <text:p text:style-name="P57"><text:s text:c="2"/>timeout(seconds) <text:s text:c="6"/>= 3</text:p>
          <text:p text:style-name="P57"><text:s text:c="2"/>Primary log position(file, page, LSN) = S0000002.LOG, 18, 000000000FA18D7C</text:p>
          <text:p text:style-name="P57"><text:s text:c="2"/>Standby log position(file, page, LSN) = S0000002.LOG, 18, 000000000FA18D7C</text:p>
          <text:p text:style-name="P57"><text:s text:c="2"/>Log gap running average(bytes) = 0</text:p>
        </text:list-header>
      </text:list>
      <text:p text:style-name="P5"/>
      <text:p text:style-name="P5"/>
      <text:list xml:id="list37507938" text:continue-numbering="true" text:style-name="L4">
        <text:list-header>
          <text:p text:style-name="P59">db2pd -d xcatdb -hadr</text:p>
          <text:p text:style-name="P57"/>
          <text:p text:style-name="P57">Database Partition 0 -- Database XCATDB -- Active -- Up 0 days 01:17:11</text:p>
          <text:p text:style-name="P57"/>
          <text:p text:style-name="P57">HADR Information:</text:p>
          <text:p text:style-name="P57">Role <text:s text:c="3"/>State <text:s text:c="15"/>SyncMode HeartBeatsMissed <text:s text:c="2"/>LogGapRunAvg (bytes)</text:p>
          <text:p text:style-name="P57">Primary Peer <text:s text:c="16"/>Nearsync 0 <text:s text:c="17"/>0 <text:s text:c="18"/></text:p>
          <text:p text:style-name="P57"/>
          <text:p text:style-name="P57">ConnectStatus ConnectTime <text:s text:c="26"/>Timeout <text:s text:c="2"/></text:p>
          <text:p text:style-name="P57">Connected <text:s text:c="4"/>Thu Aug <text:s/>5 20:33:00 2010 (1281011580) 3 <text:s text:c="8"/></text:p>
          <text:p text:style-name="P57"/>
          <text:p text:style-name="P57">PeerWindowEnd <text:s text:c="24"/>PeerWindow</text:p>
          <text:p text:style-name="P57">Thu Aug <text:s/>5 21:52:07 2010 (1281016327) 120 <text:s text:c="6"/></text:p>
          <text:p text:style-name="P57"/>
          <text:p text:style-name="P57">LocalHost <text:s text:c="31"/>LocalService <text:s text:c="5"/></text:p>
          <text:p text:style-name="P57">9.114.47.103 <text:s text:c="28"/>DB2_HADR_1 <text:s text:c="7"/></text:p>
          <text:p text:style-name="P57"/>
          <text:p text:style-name="P57"><text:soft-page-break/>RemoteHost <text:s text:c="30"/>RemoteService <text:s text:c="5"/>RemoteInstance <text:s text:c="3"/></text:p>
          <text:p text:style-name="P57">9.114.47.104 <text:s text:c="28"/>DB2_HADR_2 <text:s text:c="8"/>xcatdb <text:s text:c="11"/></text:p>
          <text:p text:style-name="P57"/>
          <text:p text:style-name="P57">PrimaryFile <text:s/>PrimaryPg <text:s/>PrimaryLSN <text:s text:c="7"/></text:p>
          <text:p text:style-name="P57">S0000002.LOG 66 <text:s text:c="8"/>0x000000000FA4869D</text:p>
          <text:p text:style-name="P57"/>
          <text:p text:style-name="P57">StandByFile <text:s/>StandByPg <text:s/>StandByLSN <text:s text:c="7"/></text:p>
          <text:p text:style-name="P57">S0000002.LOG 66 <text:s text:c="8"/>0x000000000FA4869D</text:p>
          <text:p text:style-name="P57"/>
        </text:list-header>
      </text:list>
      <text:p text:style-name="P3">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6"><text:bookmark text:name="__RefHeading__1912_640139113"/>5.1.9 Test Database Synchronization<text:bookmark-end text:name="__RefHeading__1912_640139113"/></text:p>
      <text:p text:style-name="P3">After the HADR setup is done, <text:s/>we should verify the database synchronization between the primary management node and standby management node. Here are the recommended steps:</text:p>
      <text:p text:style-name="P3">On primary management node:</text:p>
      <text:list xml:id="list34466170" text:style-name="L5">
        <text:list-item>
          <text:p text:style-name="P44"><text:span text:style-name="T17">start</text:span> xcatd, <text:span text:style-name="T17">for example, using startsrc -s xcatd on AIX</text:span></text:p>
        </text:list-item>
        <text:list-item>
          <text:p text:style-name="P44">Add a new testnode</text:p>
        </text:list-item>
        <text:list-item>
          <text:p text:style-name="P44">stop xcatd, <text:span text:style-name="T17">for example, using stopsrc -s xcatd on AIX</text:span></text:p>
          <text:p text:style-name="P44">On standby management node:</text:p>
        </text:list-item>
      </text:list>
      <text:list xml:id="list30324709" text:style-name="L5">
        <text:list-item>
          <text:p text:style-name="P44">Takeover as the HADR primary using command “db2 TAKEOVER HADR ON DATABASE XCATDB USER xcatdb USING cluster”</text:p>
        </text:list-item>
        <text:list-item>
          <text:p text:style-name="P46"><text:span text:style-name="T6">start</text:span><text:span text:style-name="T7"> </text:span><text:span text:style-name="T6">xcatd, </text:span><text:span text:style-name="T7">for example, using startsrc -s xcatd on AIX</text:span></text:p>
        </text:list-item>
        <text:list-item>
          <text:p text:style-name="P44">Verify the testnode is in database and the node attributes are correct</text:p>
        </text:list-item>
        <text:list-item>
          <text:p text:style-name="P44">Delete the testnode from database</text:p>
        </text:list-item>
        <text:list-item>
          <text:p text:style-name="P44">stop xcatd, <text:span text:style-name="T17">for example, using stopsrc -s xcatd on AIX</text:span></text:p>
          <text:p text:style-name="P44">On primary management node:</text:p>
        </text:list-item>
      </text:list>
      <text:list xml:id="list30341816" text:style-name="L5">
        <text:list-item>
          <text:p text:style-name="P44">Takeover as the HADR primary using command “db2 TAKEOVER HADR ON DATABASE XCATDB USER xcatdb USING cluster”</text:p>
        </text:list-item>
        <text:list-item>
          <text:p text:style-name="P44">start xcatd, <text:span text:style-name="T17">for example, using startsrc -s xcatd on AIX</text:span></text:p>
        </text:list-item>
        <text:list-item>
          <text:p text:style-name="P44">Verify the testnode is not in the database</text:p>
        </text:list-item>
      </text:list>
      <text:p text:style-name="P3"><text:soft-page-break/></text:p>
      <text:p text:style-name="P15"><text:bookmark text:name="__RefHeading__1914_640139113"/>5.1.10 Some useful HADR commands<text:bookmark-end text:name="__RefHeading__1914_640139113"/></text:p>
      <text:p text:style-name="P3">Besides the HADR related commands described above, there are still some other HADR commands that are useful for administration and debugging. When debugging errors, a good resource is the DB2 Information Center at http://publib.boulder.ibm.com/infocenter/db2luw/v9r7/index.jsp For example, the message SQL1117N can be found in Database reference &gt; Messages &gt; SQL Messages &gt; SQL1000 - SQL1499</text:p>
      <text:list xml:id="list34455410" text:style-name="L6">
        <text:list-item>
          <text:p text:style-name="P45">Stop HADR</text:p>
        </text:list-item>
      </text:list>
      <text:list xml:id="list37491921" text:continue-list="list37507938" text:style-name="L4">
        <text:list-header>
          <text:p text:style-name="P57">db2 STOP HADR ON DATABASE XCATDB</text:p>
          <text:p text:style-name="P48">Note: On the HADR standby database server, after the HADR is stopped, the database is in “ROLL-FORWARD PENDING” state and the xcatdb can not be activated, <text:span text:style-name="T17">this</text:span> error <text:span text:style-name="T17">is returned: </text:span>“SQL1117N <text:s/>A connection to or activation of database "XCATDB" cannot be made because of ROLL-FORWARD PENDING. <text:s/>SQLSTATE=57019”, <text:span text:style-name="T17">for </text:span>the SQLSTATE=57019 , <text:span text:style-name="T17">use the </text:span>command “<text:span text:style-name="T16">db2 ROLLFORWARD DATABASE XCATDB TO END OF LOGS AND COMPLETE</text:span>” to fix this problem.</text:p>
        </text:list-header>
      </text:list>
      <text:list xml:id="list37486259" text:continue-list="list34455410" text:style-name="L6">
        <text:list-item>
          <text:p text:style-name="P45">Check xcatdb configuration</text:p>
        </text:list-item>
      </text:list>
      <text:list xml:id="list37505416" text:continue-list="list37491921" text:style-name="L4">
        <text:list-header>
          <text:p text:style-name="P57">db2 CONNECT TO XCATDB</text:p>
          <text:p text:style-name="P57">db2 GET DB CFG</text:p>
        </text:list-header>
      </text:list>
      <text:list xml:id="list37508815" text:continue-list="list37486259" text:style-name="L6">
        <text:list-item>
          <text:p text:style-name="P45">Takeover HADR role</text:p>
        </text:list-item>
      </text:list>
      <text:list xml:id="list37490707" text:continue-list="list37505416" text:style-name="L4">
        <text:list-header>
          <text:p text:style-name="P57">db2 TAKEOVER HADR ON DATABASE XCATDB USER xcatdb USING cluster</text:p>
        </text:list-header>
      </text:list>
      <text:list xml:id="list37487021" text:continue-list="list37508815" text:style-name="L6">
        <text:list-header>
          <text:p text:style-name="P49">OR</text:p>
        </text:list-header>
      </text:list>
      <text:list xml:id="list37507740" text:continue-list="list37490707" text:style-name="L4">
        <text:list-header>
          <text:p text:style-name="P57">db2 TAKEOVER HADR ON DATABASE XCATDB USER xcatdb USING cluster BY FORCE</text:p>
        </text:list-header>
      </text:list>
      <text:list xml:id="list37500109" text:continue-list="list37487021" text:style-name="L6">
        <text:list-header>
          <text:p text:style-name="P45">The “BY FORCE” option should be used only if the primary database server is not functional.</text:p>
        </text:list-header>
      </text:list>
      <text:h text:style-name="Heading_20_2" text:outline-level="2"><text:bookmark text:name="__RefHeading__1568_640139113"/>Database Replication for Postgresql<text:bookmark-end text:name="__RefHeading__1568_640139113"/></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text:span text:style-name="T17">each logging file uses about 16MB disk space</text:span>. Based on the considerations above, <text:s/>the database backup command <text:soft-page-break/>pg_dump and restore command pg_restore seem to be a better solution for the xCAT <text:span text:style-name="T17">postgresql </text:span>database replication.</text:p>
      <text:p text:style-name="Default_20_Text"/>
      <text:p text:style-name="P11">On the primary management node</text:p>
      <text:p text:style-name="Default_20_Text">add crontab entries to:</text:p>
      <text:list xml:id="list34469938" text:style-name="L7">
        <text:list-item>
          <text:p text:style-name="P25">dump the xcatdb into a file</text:p>
        </text:list-item>
        <text:list-item>
          <text:p text:style-name="P25">scp the xcatdb backup file to the standby management node</text:p>
        </text:list-item>
      </text:list>
      <text:p text:style-name="Default_20_Text"/>
      <text:p text:style-name="Default_20_Text">Here is an example of the crontab entries for user postgres:</text:p>
      <text:list xml:id="list37485747" text:continue-list="list37507740" text:style-name="L4">
        <text:list-header>
          <text:p text:style-name="P57">0 3 * * * /var/lib/pgsql/bin/pg_dump -f /tmp/xcatdb -F t xcatdb</text:p>
        </text:list-header>
      </text:list>
      <text:p text:style-name="Default_20_Text"/>
      <text:p text:style-name="Default_20_Text">Here is an example of the crontab entries for user root:</text:p>
      <text:list xml:id="list37507393" text:continue-numbering="true" text:style-name="L4">
        <text:list-header>
          <text:p text:style-name="P57"/>
          <text:p text:style-name="P57">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7496773" text:continue-numbering="true" text:style-name="L4">
        <text:list-header>
          <text:p text:style-name="P57"><text:span text:style-name="T17">s</text:span>topsrc -s xcatd</text:p>
          <text:p text:style-name="P57">su - postgres</text:p>
          <text:p text:style-name="P57">/var/lib/pgsql/bin/pg_ctl -D /var/lib/pgsql/data <text:s/>stop</text:p>
        </text:list-header>
      </text:list>
      <text:p text:style-name="Default_20_Text">Linux: </text:p>
      <text:list xml:id="list37510374" text:continue-numbering="true" text:style-name="L4">
        <text:list-header>
          <text:p text:style-name="P57">service xcatd stop</text:p>
          <text:p text:style-name="P57">su – postgres</text:p>
          <text:p text:style-name="P57">service postgresql stop</text:p>
          <text:p text:style-name="P57"/>
          <text:p text:style-name="P62"/>
        </text:list-header>
      </text:list>
      <text:p text:style-name="Default_20_Text">Add crontab entry to restore the database, here is an example of the crontab entries for user postgres:</text:p>
      <text:list xml:id="list37499883" text:continue-numbering="true" text:style-name="L4">
        <text:list-header>
          <text:p text:style-name="P60">0 5 * * * /var/lib/pgsql/bin/pg_restore -d xcatdb -c /tmp/xcatdb</text:p>
        </text:list-header>
      </text:list>
      <text:p text:style-name="Default_20_Text"><text:s/></text:p>
      <text:h text:style-name="Heading_20_2" text:outline-level="2"><text:bookmark text:name="__RefHeading__1570_640139113"/>Database Replication for Other Database Systems<text:bookmark-end text:name="__RefHeading__1570_640139113"/></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42" text:outline-level="1"><text:bookmark text:name="__RefHeading__1350_640139113"/><text:soft-page-break/>Files Synchronization<text:bookmark-end text:name="__RefHeading__1350_640139113"/></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synchronized is to use <text:span text:style-name="T17">rsync, rsync is shipped with xCAT as part of the xcat-dep on AIX and also shipped with Linux distribution, you can see more details on the official rsync website </text:span><text:a xlink:type="simple" xlink:href="http://samba.org/rsync/"><text:span text:style-name="T17">http://samba.org/rsync/</text:span></text:a><text:span text:style-name="T17">. T</text:span>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bookmark text:name="__RefHeading__1572_640139113"/>SSL Credentials and SSH Keys<text:bookmark-end text:name="__RefHeading__1572_640139113"/></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7497428" text:continue-numbering="true" text:style-name="L4">
        <text:list-header>
          <text:p text:style-name="P57">0 1 * * * /usr/bin/rsync -az /etc/xcat/ca /etc/xcat/cert /etc/xcat/hostkeys aixmn2:/etc/xcat</text:p>
          <text:p text:style-name="P57">0 1 * * * <text:span text:style-name="T17">/usr/bin/</text:span>rsync -az $HOME/.xcat aixmn2:$HOME/</text:p>
        </text:list-header>
      </text:list>
      <text:p text:style-name="Default_20_Text"/>
      <text:p text:style-name="P29">Note: you can backup the $HOME/.ssh directory in case some information from the $HOME/.ssh on the primary management node is needed after failover. This is an optional step:</text:p>
      <text:list xml:id="list37484710" text:continue-numbering="true" text:style-name="L4">
        <text:list-header>
          <text:p text:style-name="P58">0 1 * * * /usr/bin/rsync -az $HOME/.ssh aixmn2:$HOME/sshbackup/</text:p>
        </text:list-header>
      </text:list>
      <text:h text:style-name="P43" text:outline-level="2"><text:bookmark text:name="__RefHeading__1574_640139113"/>Node Deployment Packages<text:bookmark-end text:name="__RefHeading__1574_640139113"/></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text:soft-page-break/>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7506379" text:continue-numbering="true" text:style-name="L4">
        <text:list-header>
          <text:p text:style-name="P57">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43" text:outline-level="2"><text:bookmark text:name="__RefHeading__1576_640139113"/>Network Services Configuration Files<text:bookmark-end text:name="__RefHeading__1576_640139113"/></text:h>
      <text:p text:style-name="Default_20_Text">A lot of network services are configured on management node, such as DNS, DHCP <text:s/>and HTTP, the network services are mainly controlled by the configuration files, <text:s/>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7508093" text:continue-numbering="true" text:style-name="L4">
        <text:list-header>
          <text:p text:style-name="P57">0 2 * * * /usr/bin/rsync -az /etc/hosts /etc/resolv.conf aixmn2:/etc/</text:p>
        </text:list-header>
      </text:list>
      <text:p text:style-name="Default_20_Text"/>
      <text:h text:style-name="P43" text:outline-level="2"><text:bookmark text:name="__RefHeading__2916_640139113"/>Additional Customization Files <text:span text:style-name="T17">and Production files</text:span><text:bookmark-end text:name="__RefHeading__2916_640139113"/></text:h>
      <text:p text:style-name="Default_20_Text"><text:span text:style-name="T17">Besides the files mentioned above, there might be some additional customization files and production files need to be copied over to the standby management node</text:span>, depending on the users unique requirements. <text:span text:style-name="T17">In a word, we should try to make the standby management node</text:span> be a clone of the <text:span text:style-name="T17">primary management node. Here are some example files that can consider:</text:span></text:p>
      <text:p text:style-name="Default_20_Text"><text:span text:style-name="T17"><text:tab/><text:tab/><text:tab/>/.profile</text:span></text:p>
      <text:p text:style-name="Default_20_Text"><text:span text:style-name="T17"><text:tab/><text:tab/><text:tab/>/.rhosts</text:span></text:p>
      <text:p text:style-name="Default_20_Text"><text:soft-page-break/><text:span text:style-name="T17"><text:tab/><text:tab/><text:tab/>/etc/auto_master</text:span></text:p>
      <text:p text:style-name="Default_20_Text"><text:span text:style-name="T17"><text:tab/><text:tab/><text:tab/>/etc/auto/maps/auto.u</text:span></text:p>
      <text:p text:style-name="Default_20_Text"><text:span text:style-name="T17"><text:tab/><text:tab/><text:tab/>/etc/hosts</text:span></text:p>
      <text:p text:style-name="Default_20_Text"><text:span text:style-name="T17"><text:tab/><text:tab/><text:tab/>/etc/motd</text:span></text:p>
      <text:p text:style-name="Default_20_Text"><text:span text:style-name="T17"><text:tab/><text:tab/><text:tab/>/etc/security/limits</text:span></text:p>
      <text:p text:style-name="Default_20_Text"><text:span text:style-name="T17"><text:tab/><text:tab/><text:tab/>/etc/resolv.conf</text:span></text:p>
      <text:p text:style-name="Default_20_Text"><text:span text:style-name="T17"><text:tab/><text:tab/><text:tab/>/etc/netscvc.conf</text:span></text:p>
      <text:p text:style-name="Default_20_Text"><text:span text:style-name="T17"><text:tab/><text:tab/><text:tab/>/etc/ntp.conf</text:span></text:p>
      <text:p text:style-name="P29"><text:tab/><text:tab/><text:tab/>/etc/inetd.conf</text:p>
      <text:p text:style-name="P29"><text:tab/><text:tab/><text:tab/>/etc/passwd</text:p>
      <text:p text:style-name="P29"><text:tab/><text:tab/><text:tab/>/etc/security/passwd</text:p>
      <text:p text:style-name="P29"><text:tab/><text:tab/><text:tab/>/etc/group</text:p>
      <text:p text:style-name="P29"><text:tab/><text:tab/><text:tab/>/etc/security/group</text:p>
      <text:p text:style-name="P29"><text:tab/><text:tab/><text:tab/>/etc/exports</text:p>
      <text:p text:style-name="P29"><text:tab/><text:tab/><text:tab/>/etc/dhcpsd.cnf</text:p>
      <text:p text:style-name="P29"><text:tab/><text:tab/><text:tab/>/etc/sevices</text:p>
      <text:p text:style-name="P29"><text:tab/><text:tab/><text:tab/>/etc/inittab</text:p>
      <text:p text:style-name="Default_20_Text"><text:span text:style-name="T17"><text:tab/><text:tab/><text:tab/>/etc/LoadL.cfg</text:span></text:p>
      <text:p text:style-name="Default_20_Text"><text:span text:style-name="T17"><text:tab/><text:tab/><text:tab/>/etc/LoadL_config</text:span></text:p>
      <text:p text:style-name="P29"><text:tab/><text:tab/><text:tab/>(and more)</text:p>
      <text:h text:style-name="P42" text:outline-level="1"><text:bookmark text:name="__RefHeading__1352_640139113"/>Cluster Maintenance Considerations<text:bookmark-end text:name="__RefHeading__1352_640139113"/></text:h>
      <text:p text:style-name="Default_20_Text">The standby management node should be taken into account when doing any maintenance work in the xCAT cluster with HAMN setup. </text:p>
      <text:list xml:id="list34455670" text:style-name="L8">
        <text:list-item>
          <text:p text:style-name="P26">Software Maintenance</text:p>
          <text:p text:style-name="P26">Any software update on the primary management node should also be done on the standby management node.</text:p>
        </text:list-item>
        <text:list-item>
          <text:p text:style-name="P26">Files Synchronization</text:p>
          <text:p text:style-name="P26">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item>
          <text:p text:style-name="P30">Reboot management nodes</text:p>
          <text:p text:style-name="P30">In case the primary management node needs to be rebooted, the HADR will failover to the standby management node, to avoid the unnecessary failover, it is recommended to power off the standby management node before rebooting the primary management node. Rebooting the standby management node does not require additional steps.</text:p>
        </text:list-item>
      </text:list>
      <text:p text:style-name="Default_20_Text"/>
      <text:p text:style-name="Default_20_Text">At this point, the HA MN Setup is complete, and customer workloads and system administration can continue on the primary management node until a failure occurs. <text:soft-page-break/>The xcatdb and files on the standby management node <text:s/>will continue to be synchronized until such a failure occurs.</text:p>
      <text:h text:style-name="P42" text:outline-level="1"><text:bookmark text:name="__RefHeading__1354_640139113"/>Failover<text:bookmark-end text:name="__RefHeading__1354_640139113"/></text:h>
      <text:p text:style-name="Default_20_Text">When the primary management node fails for whatever reason, the administrator should start the failover process, some manual steps are involved in the failover process. The following procedure should be followed in the event of a failure on the primary management node.</text:p>
      <text:list xml:id="list34466030" text:style-name="L9">
        <text:list-item>
          <text:p text:style-name="P34">Failover the database replication, use the description in the section “setup database replication” to failover the database replication to the standby management node.</text:p>
        </text:list-item>
        <text:list-item>
          <text:p text:style-name="P34">Shutdown the primary management node</text:p>
          <text:p text:style-name="P34">If the primary management node is not totally dead, shutdown the primary management node. The standby management node could not take over the management role if the primary management node is still up, because the standby management node will be configured with the hostname and ip address that the primary management was configured. <text:span text:style-name="T17">W</text:span>hen the primary <text:span text:style-name="T17">management node </text:span>is shutdown, the nodes may no longer function, depending on the type of node installation. <text:span text:style-name="T17">If </text:span>x<text:span text:style-name="T17">CAT</text:span> is still active on the <text:span text:style-name="T17">p</text:span>rimary <text:span text:style-name="T17">management node </text:span>at this time, rpower and xdsh can be used to achieve shutting down the nodes if needed.</text:p>
        </text:list-item>
        <text:list-item>
          <text:p text:style-name="P34">Stop the database system on the standby management node. Take DB2 as an example, the following commands can be used to stop the DB2:</text:p>
          <text:p text:style-name="P34"/>
        </text:list-item>
      </text:list>
      <text:list xml:id="list37496758" text:continue-list="list37508093" text:style-name="L4">
        <text:list-header>
          <text:p text:style-name="P57">db2 STOP HADR ON DATABASE XCATDB</text:p>
        </text:list-header>
      </text:list>
      <text:list xml:id="list37508126" text:continue-list="list34466030" text:style-name="L9">
        <text:list-header>
          <text:p text:style-name="P27">Note: If you get error message SQL1769N <text:s/>Stop HADR cannot complete. Reason code = "2", try to run command </text:p>
        </text:list-header>
      </text:list>
      <text:list xml:id="list37485417" text:continue-list="list37496758" text:style-name="L4">
        <text:list-header>
          <text:p text:style-name="P60"><text:span text:style-name="T15">db2 DEACTIVATE DATABASE XCATDB USER XCATDB USING</text:span> cluster </text:p>
        </text:list-header>
      </text:list>
      <text:list xml:id="list37508721" text:continue-list="list37508126" text:style-name="L9">
        <text:list-header>
          <text:p text:style-name="P27">and then rerun the </text:p>
        </text:list-header>
      </text:list>
      <text:list xml:id="list37490514" text:continue-list="list37485417" text:style-name="L4">
        <text:list-header>
          <text:p text:style-name="P57">db2 STOP HADR ON DATABASE XCATDB</text:p>
          <text:p text:style-name="P57"/>
          <text:p text:style-name="P57">db2 connect reset</text:p>
          <text:p text:style-name="P57">db2 force applications all</text:p>
          <text:p text:style-name="P57">db2 terminate</text:p>
          <text:p text:style-name="P57">db2stop</text:p>
        </text:list-header>
      </text:list>
      <text:list xml:id="list37490868" text:continue-list="list37508721" text:style-name="L9">
        <text:list-item>
          <text:p text:style-name="P34">On the standby management node, change the ip address and hostname configured on cluster-facing adapter<text:span text:style-name="T17">s</text:span> <text:s/>to the ones <text:span text:style-name="T17">that </text:span>were configured on the primary management node. Here is an example:</text:p>
        </text:list-item>
      </text:list>
      <text:list xml:id="list37497529" text:continue-list="list37490514" text:style-name="L4">
        <text:list-header>
          <text:p text:style-name="P57">/usr/sbin/mktcpip -h'aixmn1' -a'9.114.47.103' -m'255.255.255.192' -i'en1' -g'9.114.47.126' -t'N/A'</text:p>
        </text:list-header>
      </text:list>
      <text:list xml:id="list37510050" text:continue-list="list37490868" text:style-name="L9">
        <text:list-header>
          <text:p text:style-name="P27">Note: the mktcpip command will update /etc/hosts also, if it is not desired, you can use chdev command instead.</text:p>
          <text:p text:style-name="P27">It is recommended to open a console to Standby MN" prior to making any ethernet interface changes. Also, keep the console open, to observe any errors while issuing commands in the remainder of this section.</text:p>
        </text:list-header>
        <text:list-item>
          <text:p text:style-name="P34"><text:soft-page-break/>Update database configuration to use the new ip address and new hostname. For DB2, use the following command:</text:p>
        </text:list-item>
      </text:list>
      <text:list xml:id="list37486506" text:continue-list="list37497529" text:style-name="L4">
        <text:list-header>
          <text:p text:style-name="P57">re-login as xcatdb</text:p>
          <text:p text:style-name="P57">db2gcf -u -p 0 -i xcatdb</text:p>
        </text:list-header>
      </text:list>
      <text:list xml:id="list37491765" text:continue-list="list37510050" text:style-name="L9">
        <text:list-header>
          <text:p text:style-name="P37"><text:span text:style-name="T9">This command will update the DB2 database configuration file “</text:span><text:span text:style-name="T14">/var/lib/db2/sqllib/db2nodes.cfg</text:span><text:span text:style-name="T9">” and start DB2.</text:span></text:p>
          <text:p text:style-name="P34">For Postgres, update the line “host <text:s text:c="3"/>all <text:s text:c="9"/>all <text:s text:c="7"/>x.x.x.x/32 <text:s text:c="5"/>md5” in file /var/lib/pgsql/postgresql.conf and update the line “listen_addresses = 'x.x.x.x'” in file /var/lib/pgsql/pg_hba.conf.</text:p>
        </text:list-header>
        <text:list-item>
          <text:p text:style-name="P34">Start xcatd on the standby management node. <text:s/><text:span text:style-name="T17">If you get error “SQL1117N A connection to or activation of database "XCATDB" cannot be made because of ROLL-FORWARD PENDING. <text:s/>SQLSTATE=57019”, use the following steps to workaround:</text:span></text:p>
          <text:list>
            <text:list-item>
              <text:p text:style-name="P37"><text:span text:style-name="T12">Roll forward DB2 database, using:</text:span></text:p>
            </text:list-item>
          </text:list>
          <text:p text:style-name="P34"><text:span text:style-name="T17"/></text:p>
        </text:list-item>
      </text:list>
      <text:p text:style-name="P18"><text:span text:style-name="T17"><text:tab/><text:tab/><text:tab/>db2 ROLLFORWARD DB XCATDB TO END OF LOG</text:span></text:p>
      <text:p text:style-name="P18"><text:span text:style-name="T17"><text:tab/><text:tab/><text:tab/>db2 <text:s/>ROLLFORWARD DB XCATDB COMPLETE</text:span></text:p>
      <text:p text:style-name="P18"><text:span text:style-name="T17"/></text:p>
      <text:list xml:id="list37496284" text:continue-numbering="true" text:style-name="L9">
        <text:list-item>
          <text:list>
            <text:list-item>
              <text:p text:style-name="P31">Verify xcatdb is usable, via db2</text:p>
            </text:list-item>
          </text:list>
        </text:list-item>
      </text:list>
      <text:p text:style-name="P18"><text:span text:style-name="T17"/></text:p>
      <text:p text:style-name="P18"><text:span text:style-name="T17"><text:tab/><text:tab/><text:tab/>db2 CONNECT TO XCATDB USER XCATDB USING cluster</text:span></text:p>
      <text:p text:style-name="P18"><text:span text:style-name="T17"><text:tab/><text:tab/><text:tab/>db2 LIST TABLES</text:span></text:p>
      <text:list xml:id="list37506942" text:continue-numbering="true" text:style-name="L9">
        <text:list-item>
          <text:p text:style-name="P34">Setup the network services and conserver:</text:p>
          <text:list>
            <text:list-item>
              <text:p text:style-name="P37"><text:span text:style-name="T9">DNS: run makedns. </text:span><text:span text:style-name="T12">Verify dns services working for node resolution.</text:span></text:p>
            </text:list-item>
            <text:list-item>
              <text:p text:style-name="P37"><text:span text:style-name="T9">DHCP(Linux only): run makedhcp. </text:span><text:span text:style-name="T12">Verify dhcp operational for hardware management.</text:span></text:p>
            </text:list-item>
            <text:list-item>
              <text:p text:style-name="P34">conserver: makeconservercf</text:p>
            </text:list-item>
            <text:list-item>
              <text:p text:style-name="P34"><text:span text:style-name="T17">Verify that bootp is operational for booting the nodes.</text:span></text:p>
            </text:list-item>
          </text:list>
        </text:list-item>
        <text:list-item>
          <text:p text:style-name="P28">Setup os deployment environment</text:p>
          <text:list>
            <text:list-item>
              <text:p text:style-name="P34">Create operating system images:</text:p>
              <text:list>
                <text:list-item>
                  <text:p text:style-name="P34">For Linux: the operating system images definitions are ready in xCAT database, and the operating system images files are already in /install directory.</text:p>
                </text:list-item>
                <text:list-item>
                  <text:p text:style-name="P34">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35">If the nim master is not initialized, run command “nim_master_setup -a mk_resource=no -a device=&lt;<text:span text:style-name="T1">source </text:span><text:soft-page-break/><text:span text:style-name="T1">directory</text:span>&gt;” to initialize the NIM master, where the &lt;<text:span text:style-name="T1">source </text:span><text:span text:style-name="T1">directory</text:span>&gt; is the directory that contains the AIX installation image files.</text:p>
                    </text:list-item>
                    <text:list-item>
                      <text:p text:style-name="P34">Run “lsdef -t osimage -l” to list all the AIX operating system images.</text:p>
                    </text:list-item>
                    <text:list-item>
                      <text:p text:style-name="P34">For each osimage:</text:p>
                      <text:list>
                        <text:list-item>
                          <text:p text:style-name="P34"><text:span text:style-name="T17">Create the lpp_source resource: /usr/sbin/nim -Fo define -t lpp_source -a server=master -a location=/install/nim/lpp_source/&lt;</text:span><text:span text:style-name="T2">osimagename</text:span><text:span text:style-name="T17">&gt;_lpp_source &lt;</text:span><text:span text:style-name="T2">osimagename</text:span><text:span text:style-name="T17">&gt;_lpp_source</text:span></text:p>
                        </text:list-item>
                        <text:list-item>
                          <text:p text:style-name="P34"><text:span text:style-name="T17">Create the spot resource: <text:s/>/usr/lpp/bos.sysmgt/nim/methods/m_mkspot -o -a server=master -a location=/install/nim/spot/ -a source=no &lt;</text:span><text:span text:style-name="T2">osimage</text:span><text:span text:style-name="T17">&gt;</text:span></text:p>
                        </text:list-item>
                        <text:list-item>
                          <text:p text:style-name="P34"><text:span text:style-name="T17">Check if the osimage has any kind of the following resources: </text:span>"<text:span text:style-name="T17">installp_bundle</text:span>", <text:span text:style-name="T17"><text:s/>"script",</text:span> "root", "shared_root", "tmp", "home", "shared_home", "dump" and "paging". <text:span text:style-name="T17">If yes, use commands <text:s/>“/usr/sbin/nim -Fo define -t &lt;</text:span><text:span text:style-name="T2">type</text:span><text:span text:style-name="T17">&gt; -a server=master -a location=&lt;</text:span><text:span text:style-name="T2">location</text:span><text:span text:style-name="T17">&gt; &lt;</text:span><text:span text:style-name="T2">osimagename</text:span><text:span text:style-name="T17">&gt;_&lt;</text:span><text:span text:style-name="T2">type</text:span><text:span text:style-name="T17">&gt;” to create all the necessary nim resources, where the &lt;</text:span><text:span text:style-name="T2">location</text:span><text:span text:style-name="T17">&gt; is the resource location returned by “lsdef -t osimage -l” command.</text:span></text:p>
                        </text:list-item>
                      </text:list>
                    </text:list-item>
                  </text:list>
                </text:list-item>
              </text:list>
            </text:list-item>
          </text:list>
        </text:list-item>
      </text:list>
      <text:p text:style-name="P18"><text:span text:style-name="T17">Note: If the NIM master was already up and running on the standby management node prior to failover, the NIM master hostname needs to be changed, you can use smit nim to perform the NIM master hostname change.</text:span></text:p>
      <text:p text:style-name="P18"><text:span text:style-name="T17">If you are seeing ssh problems when trying to ssh the compute nodes or any other nodes, the hostname in ssh keys under directory $HOME/.ssh needs to be updated.</text:span></text:p>
      <text:list xml:id="list37491078" text:continue-numbering="true" text:style-name="L9">
        <text:list-item>
          <text:list>
            <text:list-item>
              <text:p text:style-name="P34">Run nodeset, nimnodeset or mkdsklsnode</text:p>
            </text:list-item>
          </text:list>
        </text:list-item>
        <text:list-item>
          <text:p text:style-name="P34">Performing management operations</text:p>
          <text:p text:style-name="P37"><text:span text:style-name="T9">After finished the step 8, the standby management node is ready for managing the cluster, you can run any xCAT command to manage the cluster. For example, if the diskless nodes need to be rebooted to boot from network, you can run rpower &lt;</text:span><text:span text:style-name="T14">noderange</text:span><text:span text:style-name="T9">&gt; reset or rneboot &lt;</text:span><text:span text:style-name="T14">noderange</text:span><text:span text:style-name="T9">&gt; to initialize the network boot.</text:span></text:p>
          <text:p text:style-name="P34"/>
        </text:list-item>
      </text:list>
      <text:h text:style-name="P42" text:outline-level="1"><text:bookmark text:name="__RefHeading__1578_640139113"/>Failback<text:bookmark-end text:name="__RefHeading__1578_640139113"/></text:h>
      <text:p text:style-name="P18">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ext:soft-page-break/>then do a failover from the <text:s/>new primary management node to the <text:s/>new standby management node.</text:p>
      <text:p text:style-name="P18"/>
      <text:h text:style-name="Heading_20_1" text:outline-level="1"><text:bookmark text:name="__RefHeading__1358_640139113"/><text:reference-mark-start text:name="References"/><text:s/>References<text:bookmark-end text:name="__RefHeading__1358_640139113"/><text:reference-mark-end text:name="References"/></text:h>
      <text:list xml:id="list34447835" text:style-name="L10">
        <text:list-item>
          <text:p text:style-name="P22">Redbook “High Availability and Disaster Recovery Options for DB2 on Linux UNIX and Windows” <text:a xlink:type="simple" xlink:href="http://www.redbooks.ibm.com/abstracts/sg247363.html">http://www.redbooks.ibm.com/abstracts/sg247363.html</text:a></text:p>
        </text:list-item>
        <text:list-item>
          <text:p text:style-name="P22"><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22"><text:a xlink:type="simple" xlink:href="http://xcat.svn.sourceforge.net/viewvc/xcat/xcat-core/trunk/xCAT-client/share/doc/xCAT2SetupDB2.pdf"><text:span text:style-name="T4">Setup DB2 as the xCAT Database</text:span></text:a></text:p>
        </text:list-item>
        <text:list-item>
          <text:p text:style-name="P22"><text:a xlink:type="simple" xlink:href="http://www.postgresql.org/docs/8.4/interactive/warm-standby.html"><text:span text:style-name="T4">http://www.postgresql.org/docs/8.4/interactive/warm-standby.html</text:span></text:a></text:p>
        </text:list-item>
        <text:list-item>
          <text:p text:style-name="P22"><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HAMN Setup</dc:title>
    <meta:initial-creator>IBM_USER</meta:initial-creator>
    <meta:creation-date>2008-02-27T15:09:00</meta:creation-date>
    <dc:date>2010-10-11T17:38:05.23</dc:date>
    <meta:print-date>2009-10-27T14:28:32</meta:print-date>
    <meta:editing-cycles>1962</meta:editing-cycles>
    <meta:editing-duration>PT282H28M39S</meta:editing-duration>
    <dc:creator>Guang Cheng Li</dc:creator>
    <meta:document-statistic meta:table-count="0" meta:image-count="0" meta:object-count="0" meta:page-count="18" meta:paragraph-count="352" meta:word-count="5159" meta:character-count="34192"/>
    <meta:user-defined meta:name="Info 1"/>
    <meta:user-defined meta:name="Info 2"/>
    <meta:user-defined meta:name="Info 3"/>
    <meta:user-defined meta:name="Info 4"/>
  </office:meta>
</office:document-meta>
</file>